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7bc65" draw:textarea-horizontal-align="justify" draw:textarea-vertical-align="top" draw:auto-grow-height="false" fo:min-height="3.5cm" fo:min-width="15.5cm"/>
      <style:paragraph-properties style:writing-mode="lr-tb"/>
    </style:style>
    <style:style style:name="gr2" style:family="graphic" style:parent-style-name="standard">
      <style:graphic-properties svg:stroke-color="#000000" draw:fill-color="#77bc65" draw:textarea-horizontal-align="justify" draw:textarea-vertical-align="top" draw:auto-grow-height="false" fo:min-height="7.25cm" fo:min-width="15.5cm"/>
      <style:paragraph-properties style:writing-mode="lr-tb"/>
    </style:style>
    <style:style style:name="gr3" style:family="graphic" style:parent-style-name="standard">
      <style:graphic-properties svg:stroke-color="#000000" draw:fill-color="#ffde59" draw:textarea-horizontal-align="justify" draw:textarea-vertical-align="middle" draw:auto-grow-height="false" fo:min-height="1cm" fo:min-width="6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cm" fo:min-width="6cm"/>
      <style:paragraph-properties style:writing-mode="lr-tb"/>
    </style:style>
    <style:style style:name="gr5" style:family="graphic" style:parent-style-name="objectwithoutfill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7" style:family="graphic" style:parent-style-name="standard">
      <style:graphic-properties svg:stroke-color="#000000" draw:fill-color="#ffb66c" draw:textarea-horizontal-align="justify" draw:textarea-vertical-align="middle" draw:auto-grow-height="false" fo:min-height="2.458cm" fo:min-width="9.208cm"/>
      <style:paragraph-properties style:writing-mode="lr-tb"/>
    </style:style>
    <style:style style:name="P1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-color="#77bc65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de59"/>
      <style:paragraph-properties fo:text-align="center"/>
    </style:style>
    <style:style style:name="P5" style:family="paragraph">
      <loext:graphic-properties draw:fill-color="#ff972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5pt" fo:font-weight="bold" fo:background-color="#ffde59" style:font-size-asian="15pt" style:font-weight-asian="bold" style:font-size-complex="15pt" style:font-weight-complex="bold"/>
    </style:style>
    <style:style style:name="P8" style:family="paragraph">
      <loext:graphic-properties draw:fill="none" draw:fill-color="#ffffff"/>
      <style:text-properties fo:font-size="15pt" fo:font-weight="bold" fo:background-color="#ffde59" style:font-size-asian="15pt" style:font-weight-asian="bold" style:font-size-complex="15pt" style:font-weight-complex="bold"/>
    </style:style>
    <style:style style:name="P9" style:family="paragraph">
      <style:text-properties fo:font-size="15pt" fo:font-weight="bold" fo:background-color="#ff860d" style:font-size-asian="15pt" style:font-weight-asian="bold" style:font-size-complex="15pt" style:font-weight-complex="bold"/>
    </style:style>
    <style:style style:name="P10" style:family="paragraph">
      <loext:graphic-properties draw:fill="none" draw:fill-color="#ffffff"/>
      <style:text-properties fo:font-size="15pt" fo:font-weight="bold" fo:background-color="#ff860d" style:font-size-asian="15pt" style:font-weight-asian="bold" style:font-size-complex="15pt" style:font-weight-complex="bold"/>
    </style:style>
    <style:style style:name="P11" style:family="paragraph">
      <style:paragraph-properties fo:text-align="center"/>
      <style:text-properties fo:font-size="25pt" style:font-size-asian="25pt" style:font-size-complex="25pt"/>
    </style:style>
    <style:style style:name="P12" style:family="paragraph">
      <loext:graphic-properties draw:fill-color="#ffb66c"/>
      <style:paragraph-properties fo:text-align="center"/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5pt" fo:font-weight="bold" fo:background-color="#ffde59" style:font-size-asian="15pt" style:font-weight-asian="bold" style:font-size-complex="15pt" style:font-weight-complex="bold"/>
    </style:style>
    <style:style style:name="T3" style:family="text">
      <style:text-properties fo:font-size="15pt" fo:font-weight="bold" fo:background-color="#ff860d" style:font-size-asian="15pt" style:font-weight-asian="bold" style:font-size-complex="15pt" style:font-weight-complex="bold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cm" svg:height="3.75cm" svg:x="3cm" svg:y="3cm">
          <text:p text:style-name="P1"><text:span text:style-name="T1">tx_stream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cm" svg:height="7.5cm" svg:x="3cm" svg:y="18.25cm">
          <text:p text:style-name="P1"><text:span text:style-name="T1">rx stream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4cm" svg:y="4.25cm">
          <text:p text:style-name="P3">metadat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11.5cm" svg:y="4.25cm">
          <text:p text:style-name="P3">buff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4cm" svg:y="20.353cm">
          <text:p text:style-name="P3">metadat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5cm" svg:height="1.25cm" svg:x="4cm" svg:y="22.25cm">
          <text:p text:style-name="P3">buffer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6.5cm" svg:height="1.25cm" svg:x="11.5cm" svg:y="21cm">
          <text:p text:style-name="P3">stream command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939cm" svg:y1="7.1cm" svg:x2="10.931cm" svg:y2="11.1cm">
          <text:p/>
        </draw:line>
        <draw:line draw:style-name="gr5" draw:text-style-name="P6" draw:layer="layout" svg:x1="14.949cm" svg:y1="19.815cm" svg:x2="14.949cm" svg:y2="15.065cm">
          <text:p/>
        </draw:line>
        <draw:line draw:style-name="gr5" draw:text-style-name="P6" draw:layer="layout" svg:x1="6.982cm" svg:y1="15cm" svg:x2="6.982cm" svg:y2="19.75cm">
          <text:p/>
        </draw:line>
        <draw:frame draw:style-name="gr6" draw:text-style-name="P8" draw:layer="layout" svg:width="3.25cm" svg:height="1cm" svg:x="11cm" svg:y="8.25cm">
          <draw:text-box>
            <text:p text:style-name="P7"><text:span text:style-name="T2">.send()</text:span></text:p>
          </draw:text-box>
        </draw:frame>
        <draw:frame draw:style-name="gr6" draw:text-style-name="P10" draw:layer="layout" svg:width="8cm" svg:height="1cm" svg:x="15.216cm" svg:y="16.333cm">
          <draw:text-box>
            <text:p text:style-name="P9"><text:span text:style-name="T3">.issue_stream_cmd()</text:span></text:p>
          </draw:text-box>
        </draw:frame>
        <draw:frame draw:style-name="gr6" draw:text-style-name="P8" draw:layer="layout" svg:width="3.25cm" svg:height="1cm" svg:x="4.5cm" svg:y="16.25cm">
          <draw:text-box>
            <text:p text:style-name="P7"><text:span text:style-name="T2">.recv()</text:span></text:p>
          </draw:text-box>
        </draw:frame>
        <draw:custom-shape draw:style-name="gr7" draw:text-style-name="P12" draw:layer="layout" svg:width="10cm" svg:height="3cm" svg:x="6cm" svg:y="11.25cm">
          <text:p text:style-name="P11"><text:span text:style-name="T4">USRP B2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4T15:41:49.643894893</meta:creation-date>
    <dc:date>2024-03-04T16:18:28.797343824</dc:date>
    <meta:editing-duration>PT6M18S</meta:editing-duration>
    <meta:editing-cycles>1</meta:editing-cycles>
    <meta:document-statistic meta:object-count="14"/>
    <meta:generator>LibreOffice/7.3.7.2$Linux_X86_64 LibreOffice_project/30$Build-2</meta:generator>
  </office:meta>
</office:document-meta>
</file>